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5C7000001525BF66427.png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master-page-name="WordCamp">
      <style:paragraph-properties fo:text-align="center" style:justify-single-word="false" style:page-number="auto"/>
    </style:style>
    <style:style style:name="P2" style:family="paragraph" style:parent-style-name="Text_20_body" style:master-page-name="WordCamp">
      <style:paragraph-properties fo:text-align="center" style:justify-single-word="false" style:page-number="auto" fo:break-before="pag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72pt" fo:font-weight="bold" style:font-size-asian="72pt" style:font-weight-asian="bold" style:font-size-complex="72pt" style:font-weight-complex="bold"/>
    </style:style>
    <style:style style:name="P5" style:family="paragraph" style:parent-style-name="Text_20_body">
      <style:paragraph-properties fo:text-align="center" style:justify-single-word="false" fo:break-before="page"/>
      <style:text-properties style:font-name="Arial" fo:font-size="72pt" fo:font-weight="bold" style:font-size-asian="72pt" style:font-weight-asian="bold" style:font-size-complex="72pt" style:font-weight-complex="bold"/>
    </style:style>
    <style:style style:name="P6" style:family="paragraph" style:parent-style-name="Text_20_body" style:master-page-name="WordCamp">
      <style:paragraph-properties fo:text-align="center" style:justify-single-word="false" style:page-number="auto" fo:break-before="page"/>
    </style:style>
    <style:style style:name="P7" style:family="paragraph" style:parent-style-name="Heading_20_2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Heading_20_1">
      <style:paragraph-properties fo:text-align="end" style:justify-single-word="false"/>
    </style:style>
    <style:style style:name="P9" style:family="paragraph" style:parent-style-name="Heading_20_1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Arial1" style:font-name-asian="Arial1" style:font-name-complex="Arial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redenciamento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Credenciamento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iniauditório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iniauditório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ditório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ditório</text:p>
      <text:p text:style-name="P2"/>
      <text:p text:style-name="P3"/>
      <text:p text:style-name="P3"/>
      <text:p text:style-name="P3"/>
      <text:p text:style-name="P3"/>
      <text:p text:style-name="P3"/>
      <text:p text:style-name="P3"><text:span text:style-name="T1">Oficinas e</text:span></text:p>
      <text:p text:style-name="P4">Minicursos</text:p>
      <text:p text:style-name="P2"/>
      <text:p text:style-name="P3"/>
      <text:p text:style-name="P3"/>
      <text:p text:style-name="P3"/>
      <text:p text:style-name="P3"/>
      <text:p text:style-name="P3"/>
      <text:p text:style-name="P3"><text:span text:style-name="T1">Oficinas e</text:span></text:p>
      <text:p text:style-name="P4">Minicursos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10 Minutos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10 Minutos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5 Minutos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5 Minutos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inalizar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inalizar</text:p>
      <text:p text:style-name="P5"/>
      <text:p text:style-name="P4"><draw:custom-shape text:anchor-type="paragraph" draw:z-index="18" draw:style-name="gr1" svg:width="12.172cm" svg:height="4.423cm" draw:transform="rotate (2.61799387799149) translate (18.0569305555556cm 9.78429166666667cm)"><text:p>m</text:p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><text:span text:style-name="T2"/></text:p>
      <text:p text:style-name="P5"><draw:custom-shape text:anchor-type="paragraph" draw:z-index="19" draw:style-name="gr1" svg:width="12.172cm" svg:height="4.423cm" draw:transform="rotate (1.5707963267949) translate (11.6804722222222cm 14.6173472222222cm)"><text:p>m</text:p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"/></text:p>
      <text:p text:style-name="P5"><draw:custom-shape text:anchor-type="paragraph" draw:z-index="20" draw:style-name="gr1" svg:width="-12.172cm" svg:height="-4.423cm" svg:x="19.978cm" svg:y="10.74cm"><text:p>m</text:p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"/></text:p>
      <text:p text:style-name="P5"><draw:custom-shape text:anchor-type="paragraph" draw:z-index="21" draw:style-name="gr1" svg:width="12.172cm" svg:height="4.423cm" svg:x="7.803cm" svg:y="6.32cm"><text:p>m</text:p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fo:text-indent="0cm" style:auto-text-indent="false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fo:text-indent="0cm" style:auto-text-indent="false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Free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ejaVu Sans" style:font-size-asian="10pt" style:font-weight-asian="bold" style:font-name-complex="FreeSans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8.974cm" table:align="left"/>
    </style:style>
    <style:style style:name="Tabela1.A" style:family="table-column">
      <style:table-column-properties style:column-width="8.655cm"/>
    </style:style>
    <style:style style:name="Tabela1.B" style:family="table-column">
      <style:table-column-properties style:column-width="10.319cm"/>
    </style:style>
    <style:style style:name="Tabela1.A1" style:family="table-cell">
      <style:table-cell-properties fo:background-color="transparent" fo:padding="0cm" fo:border="none">
        <style:background-image/>
      </style:table-cell-properties>
    </style:style>
    <style:style style:name="Tabela4" style:family="table">
      <style:table-properties style:width="18.974cm" table:align="left"/>
    </style:style>
    <style:style style:name="Tabela4.A" style:family="table-column">
      <style:table-column-properties style:column-width="8.655cm"/>
    </style:style>
    <style:style style:name="Tabela4.B" style:family="table-column">
      <style:table-column-properties style:column-width="10.319cm"/>
    </style:style>
    <style:style style:name="Tabela4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ing_20_1">
      <style:paragraph-properties fo:text-align="end" style:justify-single-word="false"/>
    </style:style>
    <style:style style:name="MP2" style:family="paragraph" style:parent-style-name="Heading_20_2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P3" style:family="paragraph" style:parent-style-name="Heading_20_1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Table_20_Contents"><draw:frame draw:style-name="Mfr1" draw:name="figura1" text:anchor-type="as-char" svg:width="5.856cm" svg:height="1.339cm" draw:z-index="0"><draw:image xlink:href="Pictures/10000201000005C7000001525BF66427.png" xlink:type="simple" xlink:show="embed" xlink:actuate="onLoad"/></draw:frame></text:p>
            </table:table-cell>
            <table:table-cell table:style-name="Tabela1.A1" office:value-type="string">
              <text:h text:style-name="MP1" text:outline-level="1">Credenciamento</text:h>
              <text:h text:style-name="MP2" text:outline-level="2">Dia 15 | Lista de Inscritos A-C</text:h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WordCamp" style:page-layout-name="Mpm3">
      <style:header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Table_20_Contents"><draw:frame draw:style-name="Mfr1" draw:name="figura2" text:anchor-type="as-char" svg:width="5.856cm" svg:height="1.339cm" draw:z-index="17"><draw:image xlink:href="Pictures/10000201000005C7000001525BF66427.png" xlink:type="simple" xlink:show="embed" xlink:actuate="onLoad"/></draw:frame></text:p>
            </table:table-cell>
            <table:table-cell table:style-name="Tabela4.A1" office:value-type="string">
              <text:h text:style-name="MP3" text:outline-level="1"/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Massuchetto</meta:initial-creator>
    <meta:creation-date>2012-06-15T08:58:43</meta:creation-date>
    <dc:date>2012-06-15T11:20:32</dc:date>
    <dc:creator>Vinicius Massuchetto</dc:creator>
    <meta:editing-duration>PT1H34M41S</meta:editing-duration>
    <meta:editing-cycles>12</meta:editing-cycles>
    <meta:generator>LibreOffice/3.4$Unix LibreOffice_project/340m1$Build-602</meta:generator>
    <meta:document-statistic meta:table-count="2" meta:image-count="2" meta:object-count="0" meta:page-count="18" meta:paragraph-count="20" meta:word-count="30" meta:character-count="215" meta:non-whitespace-character-count="201"/>
  </office:meta>
</office:document-meta>
</file>